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1" svg:font-family="Lora"/>
    <style:font-face style:name="Loraular1" svg:font-family="Loraular"/>
    <style:font-face style:name="Lora" svg:font-family="Lora" style:font-pitch="variable"/>
    <style:font-face style:name="Loraular" svg:font-family="Lora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545454"/>
    </style:style>
    <style:style style:name="gr3" style:family="graphic" style:parent-style-name="standard">
      <style:graphic-properties draw:stroke="none" draw:fill="solid" draw:fill-color="#f4f4f4"/>
    </style:style>
    <style:style style:name="gr4" style:family="graphic" style:parent-style-name="standard">
      <style:graphic-properties draw:stroke="solid" svg:stroke-width="0.052cm" svg:stroke-color="#949494" draw:stroke-linejoin="miter" svg:stroke-linecap="butt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solid" svg:stroke-width="0.052cm" svg:stroke-color="#545454" draw:stroke-linejoin="miter" svg:stroke-linecap="butt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74cm" fo:min-width="1.0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4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3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.3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545454"/>
    </style:style>
    <style:style style:name="P3" style:family="paragraph">
      <loext:graphic-properties draw:fill="solid" draw:fill-color="#f4f4f4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30.5pt" style:font-size-asian="30.5pt" style:font-size-complex="30.5pt"/>
    </style:style>
    <style:style style:name="P10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1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545454" style:font-name="Loraular1" fo:font-size="16pt" style:font-size-asian="16pt" style:font-name-complex="Loraular1" style:font-size-complex="16pt"/>
    </style:style>
    <style:style style:name="T2" style:family="text">
      <style:text-properties fo:color="#545454" style:font-name="Loraular1" fo:font-size="15pt" style:font-size-asian="15pt" style:font-name-complex="Loraular1" style:font-size-complex="15pt"/>
    </style:style>
    <style:style style:name="T3" style:family="text">
      <style:text-properties fo:color="#545454" style:font-name="Loraular1" fo:font-size="12pt" style:font-size-asian="12pt" style:font-name-complex="Loraular1" style:font-size-complex="12pt"/>
    </style:style>
    <style:style style:name="T4" style:family="text">
      <style:text-properties fo:color="#545454" style:font-name="Loraular1" fo:font-size="30.5pt" style:font-size-asian="30.5pt" style:font-name-complex="Loraular1" style:font-size-complex="30.5pt"/>
    </style:style>
    <style:style style:name="T5" style:family="text">
      <style:text-properties fo:color="#545454" style:font-name="Loraular1" fo:font-size="13.8999996185303pt" style:font-size-asian="13.8999996185303pt" style:font-name-complex="Loraular1" style:font-size-complex="13.8999996185303pt"/>
    </style:style>
    <style:style style:name="T6" style:family="text">
      <style:text-properties fo:color="#545454" style:font-name="Loraular1" fo:font-size="10pt" style:font-size-asian="10pt" style:font-name-complex="Loraular1" style:font-size-complex="10pt"/>
    </style:style>
    <style:style style:name="T7" style:family="text">
      <style:text-properties fo:color="#545454" style:font-name="Loraular1" fo:font-size="8.89999961853027pt" style:font-size-asian="8.89999961853027pt" style:font-name-complex="Loraular1" style:font-size-complex="8.89999961853027pt"/>
    </style:style>
    <style:style style:name="T8" style:family="text">
      <style:text-properties fo:color="#545454" style:font-name="Lora1" fo:font-size="10.8999996185303pt" fo:font-weight="bold" style:font-size-asian="10.8999996185303pt" style:font-name-complex="Lora1" style:font-size-complex="10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21.807cm" svg:height="0.993cm" svg:x="-0.404cm" svg:y="4.396cm" svg:viewBox="0 0 21808 994" draw:points="0,0 21808,0 21808,994 0,994">
          <text:p/>
        </draw:polygon>
        <draw:polygon draw:style-name="gr3" draw:text-style-name="P3" draw:layer="layout" svg:width="21.815cm" svg:height="6.311cm" svg:x="-0.404cm" svg:y="-1.122cm" svg:viewBox="0 0 21816 6312" draw:points="0,0 21816,0 21816,6312 0,6312">
          <text:p/>
        </draw:polygon>
        <draw:path draw:style-name="gr2" draw:text-style-name="P2" draw:layer="layout" svg:width="0.649cm" svg:height="0.649cm" svg:x="19.114cm" svg:y="2.658cm" svg:viewBox="0 0 650 650" svg:d="M326 650c179 0 324-145 324-324 0-181-145-326-324-326s-326 145-326 326c0 179 147 324 326 324zM178 187l148 118 147-118 4-4h-303zM493 211l6-5v245c0 9-7 16-16 16h-315c-8 0-15-7-15-16v-245l5 5h1l157 127c6 4 14 4 19 0z">
          <text:p/>
        </draw:path>
        <draw:path draw:style-name="gr2" draw:text-style-name="P2" draw:layer="layout" svg:width="0.649cm" svg:height="0.648cm" svg:x="19.114cm" svg:y="3.869cm" svg:viewBox="0 0 650 649" svg:d="M326 0c-179 0-326 145-326 324 0 180 147 325 326 325s324-145 324-325c0-179-145-324-324-324zM514 333c-9 9-23 13-34 7v124c0 25-21 46-46 46h-216c-26 0-47-21-47-46v-124c-11 6-25 2-34-7-12-12-12-31 0-44l167-166c12-12 31-12 43 0l167 166c12 13 12 32 0 44z">
          <text:p/>
        </draw:path>
        <draw:path draw:style-name="gr2" draw:text-style-name="P2" draw:layer="layout" svg:width="0.108cm" svg:height="0.124cm" svg:x="19.385cm" svg:y="4.208cm" svg:viewBox="0 0 109 125" svg:d="M93 0h-77c-8 0-16 7-16 16v93c0 9 8 16 16 16h77c9 0 16-7 16-16v-93c0-9-7-16-16-16z">
          <text:p/>
        </draw:path>
        <draw:path draw:style-name="gr2" draw:text-style-name="P2" draw:layer="layout" svg:width="0.649cm" svg:height="0.648cm" svg:x="19.114cm" svg:y="1.586cm" svg:viewBox="0 0 650 649" svg:d="M650 325c0 21-2 42-6 63s-11 41-19 61-18 38-30 56-25 34-40 49-31 29-49 41-37 21-56 30c-20 8-40 14-61 18s-42 6-63 6c-22 0-43-2-64-6s-41-10-60-18c-20-9-39-18-57-30-17-12-34-26-49-41s-28-31-40-49-22-36-30-56-14-40-18-61c-5-21-8-42-8-63s3-42 8-63c4-21 10-41 18-61s18-38 30-56 25-34 40-49 32-29 49-41c18-11 37-22 57-31 19-8 39-14 60-18s42-6 64-6c21 0 42 2 63 6s41 10 61 18c19 9 38 20 56 31 18 12 34 26 49 41s28 31 40 49 22 36 30 56 15 40 19 61 6 42 6 63z">
          <text:p/>
        </draw:path>
        <draw:path draw:style-name="gr3" draw:text-style-name="P3" draw:layer="layout" svg:width="0.335cm" svg:height="0.33cm" svg:x="19.271cm" svg:y="1.745cm" svg:viewBox="0 0 336 331" svg:d="M145 186c-54-51-45-75-45-75 22-21 19-50 19-50-12-15-23-30-34-45 0 0-15-25-39-12-62 37-43 102-43 102 0 0 18 54 97 128 79 75 136 94 136 94 0 0 66 21 97-38 11-23-14-40-14-40-16-13-32-25-48-37 0 0-29-5-49 17 0 1-24 8-77-44z">
          <text:p/>
        </draw:path>
        <draw:line draw:style-name="gr4" draw:text-style-name="P4" draw:layer="layout" svg:x1="5.488cm" svg:y1="7.358cm" svg:x2="15.511cm" svg:y2="7.358cm">
          <text:p/>
        </draw:line>
        <draw:line draw:style-name="gr4" draw:text-style-name="P4" draw:layer="layout" svg:x1="9.27cm" svg:y1="10.585cm" svg:x2="9.298cm" svg:y2="28.371cm">
          <text:p/>
        </draw:line>
        <draw:line draw:style-name="gr4" draw:text-style-name="P4" draw:layer="layout" svg:x1="9.986cm" svg:y1="11.74cm" svg:x2="19.134cm" svg:y2="11.74cm">
          <text:p/>
        </draw:line>
        <draw:line draw:style-name="gr4" draw:text-style-name="P4" draw:layer="layout" svg:x1="1.563cm" svg:y1="11.74cm" svg:x2="5.652cm" svg:y2="11.74cm">
          <text:p/>
        </draw:line>
        <draw:line draw:style-name="gr4" draw:text-style-name="P4" draw:layer="layout" svg:x1="1.563cm" svg:y1="17.581cm" svg:x2="6.281cm" svg:y2="17.581cm">
          <text:p/>
        </draw:line>
        <draw:line draw:style-name="gr4" draw:text-style-name="P4" draw:layer="layout" svg:x1="1.563cm" svg:y1="24.278cm" svg:x2="6.967cm" svg:y2="24.278cm">
          <text:p/>
        </draw:line>
        <draw:line draw:style-name="gr5" draw:text-style-name="P4" draw:layer="layout" svg:x1="1.608cm" svg:y1="3.039cm" svg:x2="11.302cm" svg:y2="2.983cm">
          <text:p/>
        </draw:line>
        <draw:frame draw:style-name="gr6" draw:text-style-name="P6" draw:layer="layout" svg:width="2.766cm" svg:height="0.869cm" svg:x="8.941cm" svg:y="6.332cm">
          <draw:text-box>
            <text:p text:style-name="P5"><text:span text:style-name="T1">SUMMARY</text:span></text:p>
          </draw:text-box>
        </draw:frame>
        <draw:frame draw:style-name="gr7" draw:text-style-name="P7" draw:layer="layout" svg:width="2.474cm" svg:height="0.814cm" svg:x="10.07cm" svg:y="10.946cm">
          <draw:text-box>
            <text:p text:style-name="P5"><text:span text:style-name="T2">PROJECTS</text:span></text:p>
          </draw:text-box>
        </draw:frame>
        <draw:frame draw:style-name="gr7" draw:text-style-name="P7" draw:layer="layout" svg:width="3.071cm" svg:height="0.814cm" svg:x="1.563cm" svg:y="10.949cm">
          <draw:text-box>
            <text:p text:style-name="P5"><text:span text:style-name="T2">EDUCATION</text:span></text:p>
          </draw:text-box>
        </draw:frame>
        <draw:frame draw:style-name="gr7" draw:text-style-name="P7" draw:layer="layout" svg:width="1.636cm" svg:height="0.814cm" svg:x="1.563cm" svg:y="16.789cm">
          <draw:text-box>
            <text:p text:style-name="P5"><text:span text:style-name="T2">SKILLS</text:span></text:p>
          </draw:text-box>
        </draw:frame>
        <draw:frame draw:style-name="gr7" draw:text-style-name="P7" draw:layer="layout" svg:width="4.21cm" svg:height="0.814cm" svg:x="1.563cm" svg:y="23.487cm">
          <draw:text-box>
            <text:p text:style-name="P5"><text:span text:style-name="T2">CERTIFICATIONS</text:span></text:p>
          </draw:text-box>
        </draw:frame>
        <draw:frame draw:style-name="gr8" draw:text-style-name="P8" draw:layer="layout" svg:width="3.355cm" svg:height="0.653cm" svg:x="15.583cm" svg:y="3.848cm">
          <draw:text-box>
            <text:p text:style-name="P5"><text:span text:style-name="T3">Karachi,Pakistan</text:span></text:p>
          </draw:text-box>
        </draw:frame>
        <draw:frame draw:style-name="gr8" draw:text-style-name="P8" draw:layer="layout" svg:width="5.768cm" svg:height="0.653cm" svg:x="13.444cm" svg:y="2.722cm">
          <draw:text-box>
            <text:p text:style-name="P5"><text:span text:style-name="T3">ishaqhamza212@gmail.com</text:span></text:p>
          </draw:text-box>
        </draw:frame>
        <draw:frame draw:style-name="gr8" draw:text-style-name="P8" draw:layer="layout" svg:width="2.936cm" svg:height="0.653cm" svg:x="16.197cm" svg:y="1.579cm">
          <draw:text-box>
            <text:p text:style-name="P5"><text:span text:style-name="T3">03343149433</text:span></text:p>
          </draw:text-box>
        </draw:frame>
        <draw:frame draw:style-name="gr9" draw:text-style-name="P9" draw:layer="layout" svg:width="7.448cm" svg:height="1.656cm" svg:x="1.608cm" svg:y="1.45cm">
          <draw:text-box>
            <text:p text:style-name="P5"><text:span text:style-name="T4">HAMZA ISHAQ</text:span></text:p>
          </draw:text-box>
        </draw:frame>
        <draw:frame draw:style-name="gr10" draw:text-style-name="P10" draw:layer="layout" svg:width="4.18cm" svg:height="0.755cm" svg:x="1.608cm" svg:y="3.269cm">
          <draw:text-box>
            <text:p text:style-name="P5"><text:span text:style-name="T5">Python Developer</text:span></text:p>
          </draw:text-box>
        </draw:frame>
        <draw:frame draw:style-name="gr11" draw:text-style-name="P11" draw:layer="layout" svg:width="19.357cm" svg:height="0.543cm" svg:x="1.247cm" svg:y="7.606cm">
          <draw:text-box>
            <text:p text:style-name="P5"><text:span text:style-name="T6">Highly motivated and results-oriented aspiring developer with1 year of experience. Built a complex Point-of-Sale</text:span></text:p>
          </draw:text-box>
        </draw:frame>
        <draw:frame draw:style-name="gr11" draw:text-style-name="P11" draw:layer="layout" svg:width="18.9cm" svg:height="0.543cm" svg:x="1.486cm" svg:y="8.056cm">
          <draw:text-box>
            <text:p text:style-name="P5"><text:span text:style-name="T6">(POS) system with more than 10 features, streamlining the checkout process for a business. Developed a user-</text:span></text:p>
          </draw:text-box>
        </draw:frame>
        <draw:frame draw:style-name="gr11" draw:text-style-name="P11" draw:layer="layout" svg:width="17.888cm" svg:height="0.543cm" svg:x="2.005cm" svg:y="8.506cm">
          <draw:text-box>
            <text:p text:style-name="P5"><text:span text:style-name="T6">friendly image editor application capable of handling 4+ image formats. Eager to learn and contribute to</text:span></text:p>
          </draw:text-box>
        </draw:frame>
        <draw:frame draw:style-name="gr11" draw:text-style-name="P11" draw:layer="layout" svg:width="8.528cm" svg:height="0.543cm" svg:x="6.44cm" svg:y="8.955cm">
          <draw:text-box>
            <text:p text:style-name="P5"><text:span text:style-name="T6">challenging projects in a fast-paced environment.</text:span></text:p>
          </draw:text-box>
        </draw:frame>
        <draw:path draw:style-name="gr2" draw:text-style-name="P2" draw:layer="layout" svg:width="0.104cm" svg:height="0.104cm" svg:x="10.242cm" svg:y="13.594cm" svg:viewBox="0 0 105 105" svg:d="M105 52c0 7-2 14-4 20-3 7-7 12-12 17s-10 9-17 12c-6 2-13 4-19 4-7 0-14-2-20-4-7-3-12-7-17-12s-10-10-12-17c-3-6-4-13-4-20s1-14 4-20c2-7 7-12 12-17s10-9 17-11c6-3 13-4 20-4 6 0 13 1 19 4 7 2 12 6 17 11s9 10 12 17c2 6 4 13 4 20z">
          <text:p/>
        </draw:path>
        <draw:frame draw:style-name="gr12" draw:text-style-name="P12" draw:layer="layout" svg:width="1.666cm" svg:height="0.484cm" svg:x="10.086cm" svg:y="12.966cm">
          <draw:text-box>
            <text:p text:style-name="P5"><text:span text:style-name="T7">Color Shop</text:span></text:p>
          </draw:text-box>
        </draw:frame>
        <draw:frame draw:style-name="gr12" draw:text-style-name="P12" draw:layer="layout" svg:width="8.985cm" svg:height="0.484cm" svg:x="10.616cm" svg:y="13.382cm">
          <draw:text-box>
            <text:p text:style-name="P5"><text:span text:style-name="T7">Login functionality with username and password for secure</text:span></text:p>
          </draw:text-box>
        </draw:frame>
        <draw:path draw:style-name="gr2" draw:text-style-name="P2" draw:layer="layout" svg:width="0.104cm" svg:height="0.104cm" svg:x="10.242cm" svg:y="14.425cm" svg:viewBox="0 0 105 105" svg:d="M105 53c0 7-2 14-4 20-3 7-7 12-12 17s-10 9-17 12c-6 2-13 3-19 3-7 0-14-1-20-3-7-3-12-7-17-12s-10-10-12-17c-3-6-4-13-4-20s1-14 4-20c2-7 7-12 12-17s10-9 17-12c6-2 13-4 20-4 6 0 13 2 19 4 7 3 12 7 17 12s9 10 12 17c2 6 4 13 4 20z">
          <text:p/>
        </draw:path>
        <draw:frame draw:style-name="gr12" draw:text-style-name="P12" draw:layer="layout" svg:width="3.778cm" svg:height="0.484cm" svg:x="10.616cm" svg:y="13.798cm">
          <draw:text-box>
            <text:p text:style-name="P5"><text:span text:style-name="T7">access to admin features</text:span></text:p>
          </draw:text-box>
        </draw:frame>
        <draw:frame draw:style-name="gr12" draw:text-style-name="P12" draw:layer="layout" svg:width="9.662cm" svg:height="0.484cm" svg:x="10.616cm" svg:y="14.214cm">
          <draw:text-box>
            <text:p text:style-name="P5"><text:span text:style-name="T7">Product management (adding, editing) - accessible through the</text:span></text:p>
          </draw:text-box>
        </draw:frame>
        <draw:path draw:style-name="gr2" draw:text-style-name="P2" draw:layer="layout" svg:width="0.104cm" svg:height="0.104cm" svg:x="10.242cm" svg:y="15.257cm" svg:viewBox="0 0 105 105" svg:d="M105 53c0 7-2 14-4 20-3 7-7 12-12 17s-10 9-17 11c-6 3-13 4-19 4-7 0-14-1-20-4-7-2-12-6-17-11s-10-10-12-17c-3-6-4-13-4-20 0-6 1-13 4-20 2-7 7-12 12-17s10-9 17-12c6-2 13-4 20-4 6 0 13 2 19 4 7 3 12 7 17 12s9 10 12 17c2 7 4 14 4 20z">
          <text:p/>
        </draw:path>
        <draw:frame draw:style-name="gr12" draw:text-style-name="P12" draw:layer="layout" svg:width="1.788cm" svg:height="0.484cm" svg:x="10.616cm" svg:y="14.63cm">
          <draw:text-box>
            <text:p text:style-name="P5"><text:span text:style-name="T7">admin page</text:span></text:p>
          </draw:text-box>
        </draw:frame>
        <draw:frame draw:style-name="gr12" draw:text-style-name="P12" draw:layer="layout" svg:width="9.218cm" svg:height="0.484cm" svg:x="10.616cm" svg:y="15.046cm">
          <draw:text-box>
            <text:p text:style-name="P5"><text:span text:style-name="T7">User-friendly interface with customtkinter for a modern look</text:span></text:p>
          </draw:text-box>
        </draw:frame>
        <draw:frame draw:style-name="gr12" draw:text-style-name="P12" draw:layer="layout" svg:width="1.217cm" svg:height="0.484cm" svg:x="10.616cm" svg:y="15.462cm">
          <draw:text-box>
            <text:p text:style-name="P5"><text:span text:style-name="T7">and feel</text:span></text:p>
          </draw:text-box>
        </draw:frame>
        <draw:path draw:style-name="gr2" draw:text-style-name="P2" draw:layer="layout" svg:width="0.104cm" svg:height="0.104cm" svg:x="10.242cm" svg:y="17.719cm" svg:viewBox="0 0 105 105" svg:d="M105 53c0 7-2 13-4 20-3 6-7 12-12 17s-10 8-17 11c-6 3-13 4-19 4-7 0-14-1-20-4-7-3-12-6-17-11s-10-11-12-17c-3-7-4-13-4-20 0-8 1-15 4-21 2-6 7-12 12-17s10-9 17-11c6-3 13-4 20-4 6 0 13 1 19 4 7 2 12 6 17 11s9 11 12 17c2 6 4 13 4 21z">
          <text:p/>
        </draw:path>
        <draw:frame draw:style-name="gr12" draw:text-style-name="P12" draw:layer="layout" svg:width="2.296cm" svg:height="0.484cm" svg:x="10.086cm" svg:y="16.675cm">
          <draw:text-box>
            <text:p text:style-name="P5"><text:span text:style-name="T7">Upwork Project</text:span></text:p>
          </draw:text-box>
        </draw:frame>
        <draw:frame draw:style-name="gr12" draw:text-style-name="P12" draw:layer="layout" svg:width="9.154cm" svg:height="0.484cm" svg:x="10.616cm" svg:y="17.507cm">
          <draw:text-box>
            <text:p text:style-name="P5"><text:span text:style-name="T7">Open and display images in various formats (JPG, JPEG, PNG,</text:span></text:p>
          </draw:text-box>
        </draw:frame>
        <draw:path draw:style-name="gr2" draw:text-style-name="P2" draw:layer="layout" svg:width="0.104cm" svg:height="0.104cm" svg:x="10.242cm" svg:y="18.551cm" svg:viewBox="0 0 105 105" svg:d="M105 53c0 7-2 13-4 20-3 6-7 12-12 17-5 4-10 8-17 11-6 2-13 4-19 4-7 0-14-2-20-4-7-3-12-7-17-11-5-5-10-11-12-17-3-7-4-13-4-20s1-15 4-21c2-6 7-12 12-17s10-9 17-11c6-3 13-4 20-4 6 0 13 1 19 4 7 2 12 6 17 11s9 11 12 17c2 6 4 14 4 21z">
          <text:p/>
        </draw:path>
        <draw:frame draw:style-name="gr12" draw:text-style-name="P12" draw:layer="layout" svg:width="1.407cm" svg:height="0.484cm" svg:x="10.616cm" svg:y="17.923cm">
          <draw:text-box>
            <text:p text:style-name="P5"><text:span text:style-name="T7">GIF, BMP)</text:span></text:p>
          </draw:text-box>
        </draw:frame>
        <draw:path draw:style-name="gr2" draw:text-style-name="P2" draw:layer="layout" svg:width="0.104cm" svg:height="0.104cm" svg:x="10.242cm" svg:y="18.967cm" svg:viewBox="0 0 105 105" svg:d="M105 53c0 7-2 13-4 20-3 6-7 12-12 17-5 4-10 8-17 11-6 2-13 4-19 4-7 0-14-2-20-4-7-3-12-7-17-11-5-5-10-11-12-17-3-7-4-13-4-20s1-14 4-21c2-7 7-12 12-17s10-9 17-11c6-3 13-4 20-4 6 0 13 1 19 4 7 2 12 6 17 11s9 10 12 17c2 7 4 14 4 21z">
          <text:p/>
        </draw:path>
        <draw:frame draw:style-name="gr12" draw:text-style-name="P12" draw:layer="layout" svg:width="5.958cm" svg:height="0.484cm" svg:x="10.616cm" svg:y="18.339cm">
          <draw:text-box>
            <text:p text:style-name="P5"><text:span text:style-name="T7">Rotate images clockwise by 90 degrees</text:span></text:p>
          </draw:text-box>
        </draw:frame>
        <draw:frame draw:style-name="gr12" draw:text-style-name="P12" draw:layer="layout" svg:width="8.524cm" svg:height="0.484cm" svg:x="10.616cm" svg:y="18.755cm">
          <draw:text-box>
            <text:p text:style-name="P5"><text:span text:style-name="T7">Apply various image filters: HDR (High-Dynamic-Range)</text:span></text:p>
          </draw:text-box>
        </draw:frame>
        <draw:frame draw:style-name="gr12" draw:text-style-name="P12" draw:layer="layout" svg:width="8.621cm" svg:height="0.484cm" svg:x="10.616cm" svg:y="19.171cm">
          <draw:text-box>
            <text:p text:style-name="P5"><text:span text:style-name="T7">Smoothing (Gaussian Blur) Sharpening Grayscale Emboss</text:span></text:p>
          </draw:text-box>
        </draw:frame>
        <draw:frame draw:style-name="gr12" draw:text-style-name="P12" draw:layer="layout" svg:width="4.439cm" svg:height="0.484cm" svg:x="10.616cm" svg:y="19.587cm">
          <draw:text-box>
            <text:p text:style-name="P5"><text:span text:style-name="T7">Enhance (Edge Enhancement)</text:span></text:p>
          </draw:text-box>
        </draw:frame>
        <draw:frame draw:style-name="gr12" draw:text-style-name="P12" draw:layer="layout" svg:width="3.092cm" svg:height="0.484cm" svg:x="1.563cm" svg:y="12.966cm">
          <draw:text-box>
            <text:p text:style-name="P5"><text:span text:style-name="T7">Matriculation In Arts</text:span></text:p>
          </draw:text-box>
        </draw:frame>
        <draw:frame draw:style-name="gr12" draw:text-style-name="P12" draw:layer="layout" svg:width="0.798cm" svg:height="0.484cm" svg:x="1.563cm" svg:y="13.382cm">
          <draw:text-box>
            <text:p text:style-name="P5"><text:span text:style-name="T7">2023</text:span></text:p>
          </draw:text-box>
        </draw:frame>
        <draw:frame draw:style-name="gr12" draw:text-style-name="P12" draw:layer="layout" svg:width="3.025cm" svg:height="0.484cm" svg:x="1.563cm" svg:y="15.124cm">
          <draw:text-box>
            <text:p text:style-name="P5"><text:span text:style-name="T7">Intermediate In Arts</text:span></text:p>
          </draw:text-box>
        </draw:frame>
        <draw:path draw:style-name="gr2" draw:text-style-name="P2" draw:layer="layout" svg:width="0.104cm" svg:height="0.104cm" svg:x="1.719cm" svg:y="18.398cm" svg:viewBox="0 0 105 105" svg:d="M105 52c0 7-2 14-4 20-3 7-7 12-12 17-4 6-11 10-17 13-7 2-13 3-20 3s-14-1-20-3c-7-3-12-7-17-13-5-5-9-10-11-17-3-6-4-13-4-20 0-6 1-13 4-19 2-7 6-12 11-17s10-9 17-12c6-2 13-4 20-4s13 2 20 4c6 3 13 7 17 12 5 5 9 10 12 17 2 6 4 13 4 19z">
          <text:p/>
        </draw:path>
        <draw:frame draw:style-name="gr12" draw:text-style-name="P12" draw:layer="layout" svg:width="1.149cm" svg:height="0.484cm" svg:x="1.563cm" svg:y="15.54cm">
          <draw:text-box>
            <text:p text:style-name="P5"><text:span text:style-name="T7">present</text:span></text:p>
          </draw:text-box>
        </draw:frame>
        <draw:frame draw:style-name="gr12" draw:text-style-name="P12" draw:layer="layout" svg:width="5.531cm" svg:height="0.484cm" svg:x="2.093cm" svg:y="18.187cm">
          <draw:text-box>
            <text:p text:style-name="P5"><text:span text:style-name="T7">Thrives in Fast-Paced Environments:</text:span></text:p>
          </draw:text-box>
        </draw:frame>
        <draw:frame draw:style-name="gr12" draw:text-style-name="P12" draw:layer="layout" svg:width="6.284cm" svg:height="0.484cm" svg:x="2.093cm" svg:y="18.603cm">
          <draw:text-box>
            <text:p text:style-name="P5"><text:span text:style-name="T7">Maintains focus and delivers quality work</text:span></text:p>
          </draw:text-box>
        </draw:frame>
        <draw:path draw:style-name="gr2" draw:text-style-name="P2" draw:layer="layout" svg:width="0.104cm" svg:height="0.104cm" svg:x="1.719cm" svg:y="19.646cm" svg:viewBox="0 0 105 105" svg:d="M105 52c0 7-2 14-4 20-3 8-7 13-12 18-4 5-11 9-17 11-7 3-13 4-20 4s-14-1-20-4c-7-2-12-6-17-11s-9-10-11-18c-3-6-4-13-4-20s1-13 4-20c2-6 6-12 11-16 5-5 10-9 17-12 6-2 13-4 20-4s13 2 20 4c6 3 13 7 17 12 5 4 9 10 12 16 2 7 4 13 4 20z">
          <text:p/>
        </draw:path>
        <draw:frame draw:style-name="gr12" draw:text-style-name="P12" draw:layer="layout" svg:width="2.402cm" svg:height="0.484cm" svg:x="2.093cm" svg:y="19.019cm">
          <draw:text-box>
            <text:p text:style-name="P5"><text:span text:style-name="T7">under pressure.</text:span></text:p>
          </draw:text-box>
        </draw:frame>
        <draw:frame draw:style-name="gr12" draw:text-style-name="P12" draw:layer="layout" svg:width="4.853cm" svg:height="0.484cm" svg:x="2.093cm" svg:y="19.435cm">
          <draw:text-box>
            <text:p text:style-name="P5"><text:span text:style-name="T7">Exceptional communication and</text:span></text:p>
          </draw:text-box>
        </draw:frame>
        <draw:path draw:style-name="gr2" draw:text-style-name="P2" draw:layer="layout" svg:width="0.104cm" svg:height="0.104cm" svg:x="1.719cm" svg:y="20.478cm" svg:viewBox="0 0 105 105" svg:d="M105 52c0 7-2 14-4 21-3 7-7 12-12 17-4 5-11 9-17 11-7 3-13 4-20 4s-14-1-20-4c-7-2-12-6-17-11s-9-10-11-17c-3-7-4-14-4-21s1-13 4-20c2-6 6-12 11-16 5-5 10-9 17-12 6-2 13-4 20-4s13 2 20 4c6 3 13 7 17 12 5 4 9 10 12 16 2 7 4 13 4 20z">
          <text:p/>
        </draw:path>
        <draw:frame draw:style-name="gr12" draw:text-style-name="P12" draw:layer="layout" svg:width="2.881cm" svg:height="0.484cm" svg:x="2.093cm" svg:y="19.851cm">
          <draw:text-box>
            <text:p text:style-name="P5"><text:span text:style-name="T7">interpersonal skills</text:span></text:p>
          </draw:text-box>
        </draw:frame>
        <draw:frame draw:style-name="gr12" draw:text-style-name="P12" draw:layer="layout" svg:width="6.284cm" svg:height="0.484cm" svg:x="2.093cm" svg:y="20.267cm">
          <draw:text-box>
            <text:p text:style-name="P5"><text:span text:style-name="T7">Ability to work independently and as part</text:span></text:p>
          </draw:text-box>
        </draw:frame>
        <draw:path draw:style-name="gr2" draw:text-style-name="P2" draw:layer="layout" svg:width="0.104cm" svg:height="0.104cm" svg:x="1.719cm" svg:y="21.31cm" svg:viewBox="0 0 105 105" svg:d="M105 52c0 7-2 15-4 21-3 6-7 12-12 17-4 5-11 9-17 11-7 3-13 4-20 4s-14-1-20-4c-7-2-12-6-17-11s-9-11-11-17c-3-6-4-14-4-21s1-13 4-20c2-6 6-12 11-17 5-4 10-8 17-11 6-2 13-4 20-4s13 2 20 4c6 3 13 7 17 11 5 5 9 11 12 17 2 7 4 13 4 20z">
          <text:p/>
        </draw:path>
        <draw:frame draw:style-name="gr12" draw:text-style-name="P12" draw:layer="layout" svg:width="1.433cm" svg:height="0.484cm" svg:x="2.093cm" svg:y="20.683cm">
          <draw:text-box>
            <text:p text:style-name="P5"><text:span text:style-name="T7">of a team</text:span></text:p>
          </draw:text-box>
        </draw:frame>
        <draw:frame draw:style-name="gr12" draw:text-style-name="P12" draw:layer="layout" svg:width="5.251cm" svg:height="0.484cm" svg:x="2.093cm" svg:y="21.098cm">
          <draw:text-box>
            <text:p text:style-name="P5"><text:span text:style-name="T7">Detail-oriented and able to handle</text:span></text:p>
          </draw:text-box>
        </draw:frame>
        <draw:path draw:style-name="gr2" draw:text-style-name="P2" draw:layer="layout" svg:width="0.104cm" svg:height="0.104cm" svg:x="1.719cm" svg:y="22.142cm" svg:viewBox="0 0 105 105" svg:d="M105 52c0 8-2 15-4 21-3 6-7 12-12 17-4 5-11 9-17 11-7 3-13 4-20 4s-14-1-20-4c-7-2-12-6-17-11s-9-11-11-17c-3-6-4-13-4-21 0-7 1-13 4-20 2-6 6-12 11-17 5-4 10-8 17-11 6-3 13-4 20-4s13 1 20 4c6 3 13 7 17 11 5 5 9 11 12 17 2 7 4 13 4 20z">
          <text:p/>
        </draw:path>
        <draw:frame draw:style-name="gr12" draw:text-style-name="P12" draw:layer="layout" svg:width="4.523cm" svg:height="0.484cm" svg:x="2.093cm" svg:y="21.514cm">
          <draw:text-box>
            <text:p text:style-name="P5"><text:span text:style-name="T7">multiple tasks simultaneously</text:span></text:p>
          </draw:text-box>
        </draw:frame>
        <draw:frame draw:style-name="gr12" draw:text-style-name="P12" draw:layer="layout" svg:width="5.814cm" svg:height="0.484cm" svg:x="2.093cm" svg:y="21.93cm">
          <draw:text-box>
            <text:p text:style-name="P5"><text:span text:style-name="T7">Strong problem-solving and analytical</text:span></text:p>
          </draw:text-box>
        </draw:frame>
        <draw:frame draw:style-name="gr12" draw:text-style-name="P12" draw:layer="layout" svg:width="4.985cm" svg:height="0.484cm" svg:x="2.093cm" svg:y="22.346cm">
          <draw:text-box>
            <text:p text:style-name="P5"><text:span text:style-name="T7">skills, demonstrated through the</text:span></text:p>
          </draw:text-box>
        </draw:frame>
        <draw:path draw:style-name="gr2" draw:text-style-name="P2" draw:layer="layout" svg:width="0.104cm" svg:height="0.104cm" svg:x="1.719cm" svg:y="25.096cm" svg:viewBox="0 0 105 105" svg:d="M105 52c0 7-2 13-4 20-3 6-7 12-12 17-4 5-11 9-17 12-7 2-13 4-20 4s-14-2-20-4c-7-3-12-7-17-12s-9-11-11-17c-3-7-4-13-4-20s1-14 4-20c2-7 6-12 11-17s10-9 17-11c6-3 13-4 20-4s13 1 20 4c6 2 13 6 17 11 5 5 9 10 12 17 2 6 4 13 4 20z">
          <text:p/>
        </draw:path>
        <draw:frame draw:style-name="gr12" draw:text-style-name="P12" draw:layer="layout" svg:width="6.212cm" svg:height="0.484cm" svg:x="2.093cm" svg:y="22.762cm">
          <draw:text-box>
            <text:p text:style-name="P5"><text:span text:style-name="T7">application of Python in various projects.</text:span></text:p>
          </draw:text-box>
        </draw:frame>
        <draw:frame draw:style-name="gr12" draw:text-style-name="P12" draw:layer="layout" svg:width="3.888cm" svg:height="0.484cm" svg:x="2.093cm" svg:y="24.884cm">
          <draw:text-box>
            <text:p text:style-name="P5"><text:span text:style-name="T7">SBTE Certificate In Python</text:span></text:p>
          </draw:text-box>
        </draw:frame>
        <draw:frame draw:style-name="gr12" draw:text-style-name="P12" draw:layer="layout" svg:width="6.018cm" svg:height="0.484cm" svg:x="2.093cm" svg:y="25.3cm">
          <draw:text-box>
            <text:p text:style-name="P5"><text:span text:style-name="T7">Devolopment (Sindh Board Of Technical</text:span></text:p>
          </draw:text-box>
        </draw:frame>
        <draw:path draw:style-name="gr2" draw:text-style-name="P2" draw:layer="layout" svg:width="0.104cm" svg:height="0.104cm" svg:x="1.719cm" svg:y="26.344cm" svg:viewBox="0 0 105 105" svg:d="M105 52c0 7-2 13-4 20-3 7-7 12-12 17-4 5-11 9-17 12-7 2-13 4-20 4s-14-2-20-4c-7-3-12-7-17-12s-9-10-11-17c-3-7-4-13-4-20s1-14 4-20c2-7 6-12 11-17s10-9 17-11c6-3 13-4 20-4s13 1 20 4c6 2 13 6 17 11 5 5 9 10 12 17 2 6 4 13 4 20z">
          <text:p/>
        </draw:path>
        <draw:frame draw:style-name="gr12" draw:text-style-name="P12" draw:layer="layout" svg:width="1.594cm" svg:height="0.484cm" svg:x="2.093cm" svg:y="25.716cm">
          <draw:text-box>
            <text:p text:style-name="P5"><text:span text:style-name="T7">Education)</text:span></text:p>
          </draw:text-box>
        </draw:frame>
        <draw:frame draw:style-name="gr12" draw:text-style-name="P12" draw:layer="layout" svg:width="5.239cm" svg:height="0.484cm" svg:x="2.093cm" svg:y="26.132cm">
          <draw:text-box>
            <text:p text:style-name="P5"><text:span text:style-name="T7">LRN Certificate (Learning Resource</text:span></text:p>
          </draw:text-box>
        </draw:frame>
        <draw:frame draw:style-name="gr12" draw:text-style-name="P12" draw:layer="layout" svg:width="1.369cm" svg:height="0.484cm" svg:x="2.093cm" svg:y="26.548cm">
          <draw:text-box>
            <text:p text:style-name="P5"><text:span text:style-name="T7">Network)</text:span></text:p>
          </draw:text-box>
        </draw:frame>
        <draw:frame draw:style-name="gr13" draw:text-style-name="P13" draw:layer="layout" svg:width="2.22cm" svg:height="0.513cm" svg:x="10.086cm" svg:y="12.388cm">
          <draw:text-box>
            <text:p text:style-name="P5"><text:span text:style-name="T8">POS System</text:span></text:p>
          </draw:text-box>
        </draw:frame>
        <draw:frame draw:style-name="gr13" draw:text-style-name="P13" draw:layer="layout" svg:width="2.415cm" svg:height="0.513cm" svg:x="10.086cm" svg:y="16.097cm">
          <draw:text-box>
            <text:p text:style-name="P5"><text:span text:style-name="T8">Image Editor</text:span></text:p>
          </draw:text-box>
        </draw:frame>
        <draw:path draw:style-name="gr2" draw:text-style-name="P2" draw:layer="layout" svg:width="0.104cm" svg:height="0.104cm" svg:x="10.242cm" svg:y="21.882cm" svg:viewBox="0 0 105 105" svg:d="M105 53c0 7-2 14-4 20-3 6-7 12-12 17s-10 9-17 11c-6 3-13 4-19 4-7 0-14-1-20-4-7-2-12-6-17-11s-10-11-12-17c-3-6-4-13-4-20s1-13 4-20c2-6 7-12 12-17 5-4 10-8 17-12 6-2 13-4 20-4 6 0 13 2 19 4 7 4 12 8 17 12 5 5 9 11 12 17 2 7 4 13 4 20z">
          <text:p/>
        </draw:path>
        <draw:frame draw:style-name="gr12" draw:text-style-name="P12" draw:layer="layout" svg:width="2.716cm" svg:height="0.484cm" svg:x="10.086cm" svg:y="20.839cm">
          <draw:text-box>
            <text:p text:style-name="P5"><text:span text:style-name="T7">Self Learn Project </text:span></text:p>
          </draw:text-box>
        </draw:frame>
        <draw:frame draw:style-name="gr12" draw:text-style-name="P12" draw:layer="layout" svg:width="9.26cm" svg:height="0.484cm" svg:x="10.616cm" svg:y="21.67cm">
          <draw:text-box>
            <text:p text:style-name="P5"><text:span text:style-name="T7">Eye-catching Graphics: Enjoy smooth animations and vibrant</text:span></text:p>
          </draw:text-box>
        </draw:frame>
        <draw:path draw:style-name="gr2" draw:text-style-name="P2" draw:layer="layout" svg:width="0.104cm" svg:height="0.104cm" svg:x="10.242cm" svg:y="22.714cm" svg:viewBox="0 0 105 105" svg:d="M105 52c0 7-2 14-4 20-3 6-7 12-12 17s-10 9-17 11c-6 4-13 5-19 5-7 0-14-1-20-5-7-2-12-6-17-11s-10-11-12-17c-3-6-4-13-4-20s1-13 4-20c2-6 7-12 12-17s10-8 17-11c6-3 13-4 20-4 6 0 13 1 19 4 7 3 12 6 17 11s9 11 12 17c2 7 4 13 4 20z">
          <text:p/>
        </draw:path>
        <draw:frame draw:style-name="gr12" draw:text-style-name="P12" draw:layer="layout" svg:width="7.271cm" svg:height="0.484cm" svg:x="10.616cm" svg:y="22.086cm">
          <draw:text-box>
            <text:p text:style-name="P5"><text:span text:style-name="T7">visuals as your snake slithers across the screen.</text:span></text:p>
          </draw:text-box>
        </draw:frame>
        <draw:frame draw:style-name="gr12" draw:text-style-name="P12" draw:layer="layout" svg:width="9.006cm" svg:height="0.484cm" svg:x="10.616cm" svg:y="22.502cm">
          <draw:text-box>
            <text:p text:style-name="P5"><text:span text:style-name="T7">Collision Detection: Keep track of your snake's movements.</text:span></text:p>
          </draw:text-box>
        </draw:frame>
        <draw:path draw:style-name="gr2" draw:text-style-name="P2" draw:layer="layout" svg:width="0.104cm" svg:height="0.104cm" svg:x="10.242cm" svg:y="23.546cm" svg:viewBox="0 0 105 105" svg:d="M105 52c0 7-2 14-4 20-3 6-7 12-12 17-5 6-10 9-17 12-6 3-13 4-19 4-7 0-14-1-20-4-7-3-12-6-17-12-5-5-10-11-12-17-3-6-4-13-4-20s1-13 4-20c2-6 7-12 12-17s10-8 17-11c6-3 13-4 20-4 6 0 13 1 19 4 7 3 12 6 17 11s9 11 12 17c2 7 4 13 4 20z">
          <text:p/>
        </draw:path>
        <draw:frame draw:style-name="gr12" draw:text-style-name="P12" draw:layer="layout" svg:width="8.49cm" svg:height="0.484cm" svg:x="10.616cm" svg:y="22.918cm">
          <draw:text-box>
            <text:p text:style-name="P5"><text:span text:style-name="T7">Touching the walls or your own body means game over!</text:span></text:p>
          </draw:text-box>
        </draw:frame>
        <draw:frame draw:style-name="gr12" draw:text-style-name="P12" draw:layer="layout" svg:width="9.252cm" svg:height="0.484cm" svg:x="10.616cm" svg:y="23.334cm">
          <draw:text-box>
            <text:p text:style-name="P5"><text:span text:style-name="T7">Sound Effects: Enhance the gameplay with sound effects that</text:span></text:p>
          </draw:text-box>
        </draw:frame>
        <draw:frame draw:style-name="gr12" draw:text-style-name="P12" draw:layer="layout" svg:width="7.677cm" svg:height="0.484cm" svg:x="10.616cm" svg:y="23.75cm">
          <draw:text-box>
            <text:p text:style-name="P5"><text:span text:style-name="T7">play when you eat an apple and during game over.</text:span></text:p>
          </draw:text-box>
        </draw:frame>
        <draw:frame draw:style-name="gr13" draw:text-style-name="P13" draw:layer="layout" svg:width="2.271cm" svg:height="0.513cm" svg:x="10.086cm" svg:y="20.261cm">
          <draw:text-box>
            <text:p text:style-name="P5"><text:span text:style-name="T8">Snake Game</text:span></text:p>
          </draw:text-box>
        </draw:frame>
        <draw:frame draw:style-name="gr13" draw:text-style-name="P13" draw:layer="layout" svg:width="4.663cm" svg:height="0.513cm" svg:x="1.563cm" svg:y="12.388cm">
          <draw:text-box>
            <text:p text:style-name="P5"><text:span text:style-name="T8">Iqra R.U Model Academy</text:span></text:p>
          </draw:text-box>
        </draw:frame>
        <draw:frame draw:style-name="gr13" draw:text-style-name="P13" draw:layer="layout" svg:width="3.583cm" svg:height="0.513cm" svg:x="1.563cm" svg:y="14.547cm">
          <draw:text-box>
            <text:p text:style-name="P5"><text:span text:style-name="T8">D.J Science College</text:span></text:p>
          </draw:text-box>
        </draw:frame>
        <draw:path draw:style-name="gr2" draw:text-style-name="P2" draw:layer="layout" svg:width="0.104cm" svg:height="0.104cm" svg:x="10.242cm" svg:y="26.219cm" svg:viewBox="0 0 105 105" svg:d="M105 52c0 7-2 14-4 20-3 6-7 12-12 17s-10 10-17 12c-6 3-13 4-19 4-7 0-14-1-20-4-7-2-12-7-17-12s-10-11-12-17c-3-6-4-13-4-20s1-13 4-20c2-6 7-12 12-17 5-4 10-8 17-11 6-3 13-4 20-4 6 0 13 1 19 4 7 3 12 7 17 11 5 5 9 11 12 17 2 7 4 13 4 20z">
          <text:p/>
        </draw:path>
        <draw:frame draw:style-name="gr12" draw:text-style-name="P12" draw:layer="layout" svg:width="2.838cm" svg:height="0.484cm" svg:x="10.086cm" svg:y="25.175cm">
          <draw:text-box>
            <text:p text:style-name="P5"><text:span text:style-name="T7">CodSoft Internship</text:span></text:p>
          </draw:text-box>
        </draw:frame>
        <draw:path draw:style-name="gr2" draw:text-style-name="P2" draw:layer="layout" svg:width="0.104cm" svg:height="0.104cm" svg:x="10.242cm" svg:y="26.635cm" svg:viewBox="0 0 105 105" svg:d="M105 52c0 7-2 14-4 20-3 6-7 12-12 17-5 6-10 10-17 12-6 3-13 4-19 4-7 0-14-1-20-4-7-2-12-6-17-12-5-5-10-11-12-17-3-6-4-13-4-20s1-13 4-20c2-6 7-12 12-17s10-8 17-11c6-3 13-4 20-4 6 0 13 1 19 4 7 3 12 6 17 11s9 11 12 17c2 7 4 13 4 20z">
          <text:p/>
        </draw:path>
        <draw:frame draw:style-name="gr12" draw:text-style-name="P12" draw:layer="layout" svg:width="4.049cm" svg:height="0.484cm" svg:x="10.616cm" svg:y="26.007cm">
          <draw:text-box>
            <text:p text:style-name="P5"><text:span text:style-name="T7">Add new tasks to your list.</text:span></text:p>
          </draw:text-box>
        </draw:frame>
        <draw:path draw:style-name="gr2" draw:text-style-name="P2" draw:layer="layout" svg:width="0.104cm" svg:height="0.104cm" svg:x="10.242cm" svg:y="27.051cm" svg:viewBox="0 0 105 105" svg:d="M105 52c0 7-2 14-4 20-3 6-7 12-12 17-5 6-10 9-17 12-6 3-13 4-19 4-7 0-14-1-20-4-7-3-12-6-17-12-5-5-10-11-12-17-3-6-4-13-4-20s1-13 4-20c2-6 7-12 12-17s10-8 17-11c6-3 13-4 20-4 6 0 13 1 19 4 7 3 12 6 17 11s9 11 12 17c2 7 4 13 4 20z">
          <text:p/>
        </draw:path>
        <draw:frame draw:style-name="gr12" draw:text-style-name="P12" draw:layer="layout" svg:width="6.432cm" svg:height="0.484cm" svg:x="10.616cm" svg:y="26.423cm">
          <draw:text-box>
            <text:p text:style-name="P5"><text:span text:style-name="T7">Clear all tasks to start fresh for a new day.</text:span></text:p>
          </draw:text-box>
        </draw:frame>
        <draw:frame draw:style-name="gr12" draw:text-style-name="P12" draw:layer="layout" svg:width="8.464cm" svg:height="0.484cm" svg:x="10.616cm" svg:y="26.839cm">
          <draw:text-box>
            <text:p text:style-name="P5"><text:span text:style-name="T7">Includes clickable icons to open developer's GitHub and</text:span></text:p>
          </draw:text-box>
        </draw:frame>
        <draw:frame draw:style-name="gr12" draw:text-style-name="P12" draw:layer="layout" svg:width="2.627cm" svg:height="0.484cm" svg:x="10.616cm" svg:y="27.255cm">
          <draw:text-box>
            <text:p text:style-name="P5"><text:span text:style-name="T7">LinkedIn profiles.</text:span></text:p>
          </draw:text-box>
        </draw:frame>
        <draw:frame draw:style-name="gr13" draw:text-style-name="P13" draw:layer="layout" svg:width="1.945cm" svg:height="0.513cm" svg:x="10.086cm" svg:y="24.598cm">
          <draw:text-box>
            <text:p text:style-name="P5"><text:span text:style-name="T8">To-Do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1" svg:font-family="Lora"/>
    <style:font-face style:name="Loraular1" svg:font-family="Loraular"/>
    <style:font-face style:name="Lora" svg:font-family="Lora" style:font-pitch="variable"/>
    <style:font-face style:name="Loraular" svg:font-family="Lora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6-23T23:30:50.979000000</dc:date>
    <meta:editing-duration>PT43S</meta:editing-duration>
    <meta:editing-cycles>1</meta:editing-cycles>
    <meta:generator>Trio_Office/6.2.8.2$Windows_x86 LibreOffice_project/</meta:generator>
    <meta:document-statistic meta:object-count="102"/>
  </office:meta>
</office:document-meta>
</file>